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45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" style:family="table-cell" style:parent-style-name="Default">
      <style:table-cell-properties style:vertical-align="automatic"/>
    </style:style>
    <style:style style:name="ce3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 style:vertical-align="middle"/>
      <style:paragraph-properties fo:text-align="center" fo:margin-left="0in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Evaluation" table:style-name="ta1" table:print="false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0"/>
          <table:table-cell>
            <draw:frame table:end-cell-address="Evaluation.Q21" table:end-x="0.328in" table:end-y="0.011in" draw:z-index="0" draw:style-name="gr1" svg:width="5.5579in" svg:height="3.7059in" svg:x="0.1039in" svg:y="0in">
              <draw:object draw:notify-on-update-of-ranges="Evaluation.A21:Evaluation.A28 Evaluation.D21:Evaluation.D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11"/>
        </table:table-row>
        <table:table-row table:style-name="ro2">
          <table:table-cell table:style-name="ce1" office:value-type="string">
            <text:p>Program/Configuration</text:p>
          </table:table-cell>
          <table:table-cell table:style-name="ce3" office:value-type="string">
            <text:p>Time tool2 </text:p>
            <text:p>(no logging)</text:p>
          </table:table-cell>
          <table:table-cell table:style-name="ce1" office:value-type="string">
            <text:p>Time tool2</text:p>
            <text:p>(logging)</text:p>
          </table:table-cell>
          <table:table-cell table:style-name="ce1" office:value-type="string">
            <text:p>log size</text:p>
            <text:p>(logging)</text:p>
          </table:table-cell>
          <table:table-cell table:style-name="ce1" office:value-type="string">
            <text:p>scs_replay</text:p>
          </table:table-cell>
          <table:table-cell table:style-name="ce1" office:value-type="string">
            <text:p>scs_pin</text:p>
          </table:table-cell>
          <table:table-cell table:number-columns-repeated="5"/>
        </table:table-row>
        <table:table-row table:style-name="ro1">
          <table:table-cell table:style-name="ce2" office:value-type="string">
            <text:p>helloworld</text:p>
          </table:table-cell>
          <table:table-cell table:style-name="ce2" office:value-type="float" office:value="1.21">
            <text:p>1.21</text:p>
          </table:table-cell>
          <table:table-cell table:style-name="ce2" office:value-type="float" office:value="12.14">
            <text:p>12.14</text:p>
          </table:table-cell>
          <table:table-cell table:style-name="ce2" office:value-type="float" office:value="6961152">
            <text:p>6961152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89">
            <text:p>0.89</text:p>
          </table:table-cell>
          <table:table-cell table:number-columns-repeated="5"/>
        </table:table-row>
        <table:table-row table:style-name="ro1">
          <table:table-cell table:style-name="ce2" office:value-type="string">
            <text:p>test_init/N=10</text:p>
          </table:table-cell>
          <table:table-cell table:style-name="ce2" office:value-type="float" office:value="1.23">
            <text:p>1.23</text:p>
          </table:table-cell>
          <table:table-cell table:style-name="ce2" office:value-type="float" office:value="11.48">
            <text:p>11.48</text:p>
          </table:table-cell>
          <table:table-cell table:style-name="ce2" office:value-type="float" office:value="6601728">
            <text:p>6601728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0.89">
            <text:p>0.89</text:p>
            <draw:frame table:end-cell-address="Evaluation.J5" table:end-x="0.4083in" table:end-y="0.0992in" draw:z-index="1" draw:style-name="gr1" svg:width="3.1421in" svg:height="0.0004in" svg:x="0.822in" svg:y="0.0988in">
              <draw:object draw:notify-on-update-of-ranges="Evaluation.A21:Evaluation.A28 Evaluation.B21:Evaluation.B28 Evaluation.C21:Evaluation.C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table:style-name="ce2" office:value-type="string">
            <text:p>test_init/N=20</text:p>
          </table:table-cell>
          <table:table-cell table:style-name="ce2" office:value-type="float" office:value="1.24">
            <text:p>1.24</text:p>
          </table:table-cell>
          <table:table-cell table:style-name="ce2" office:value-type="float" office:value="11.81">
            <text:p>11.81</text:p>
          </table:table-cell>
          <table:table-cell table:style-name="ce2" office:value-type="float" office:value="6717440">
            <text:p>6717440</text:p>
          </table:table-cell>
          <table:table-cell table:style-name="ce2" office:value-type="float" office:value="0.68">
            <text:p>0.68</text:p>
          </table:table-cell>
          <table:table-cell table:style-name="ce2" office:value-type="float" office:value="0.9">
            <text:p>0.9</text:p>
          </table:table-cell>
          <table:table-cell table:number-columns-repeated="5"/>
        </table:table-row>
        <table:table-row table:style-name="ro1">
          <table:table-cell table:style-name="ce2" office:value-type="string">
            <text:p>test_init/N=30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12.07">
            <text:p>12.07</text:p>
          </table:table-cell>
          <table:table-cell table:style-name="ce2" office:value-type="float" office:value="6912000">
            <text:p>6912000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9">
            <text:p>0.9</text:p>
          </table:table-cell>
          <table:table-cell table:number-columns-repeated="5"/>
        </table:table-row>
        <table:table-row table:style-name="ro1">
          <table:table-cell table:style-name="ce2" office:value-type="string">
            <text:p>test_init/N=40</text:p>
          </table:table-cell>
          <table:table-cell table:style-name="ce2" office:value-type="float" office:value="1.24">
            <text:p>1.24</text:p>
          </table:table-cell>
          <table:table-cell table:style-name="ce2" office:value-type="float" office:value="12.58">
            <text:p>12.58</text:p>
          </table:table-cell>
          <table:table-cell table:style-name="ce2" office:value-type="float" office:value="7183360">
            <text:p>7183360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0.9">
            <text:p>0.9</text:p>
          </table:table-cell>
          <table:table-cell table:number-columns-repeated="5"/>
        </table:table-row>
        <table:table-row table:style-name="ro1">
          <table:table-cell table:style-name="ce2" office:value-type="string">
            <text:p>test_init/N=50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13.19">
            <text:p>13.19</text:p>
          </table:table-cell>
          <table:table-cell table:style-name="ce2" office:value-type="float" office:value="7532544">
            <text:p>7532544</text:p>
          </table:table-cell>
          <table:table-cell table:style-name="ce2" office:value-type="float" office:value="0.76">
            <text:p>0.76</text:p>
          </table:table-cell>
          <table:table-cell table:style-name="ce2" office:value-type="float" office:value="0.9">
            <text:p>0.9</text:p>
          </table:table-cell>
          <table:table-cell table:number-columns-repeated="5"/>
        </table:table-row>
        <table:table-row table:style-name="ro1">
          <table:table-cell office:value-type="string">
            <text:p>test_init/N=100</text:p>
          </table:table-cell>
          <table:table-cell office:value-type="float" office:value="1.26">
            <text:p>1.26</text:p>
          </table:table-cell>
          <table:table-cell office:value-type="float" office:value="18.71">
            <text:p>18.71</text:p>
          </table:table-cell>
          <table:table-cell office:value-type="float" office:value="10441728">
            <text:p>10441728</text:p>
          </table:table-cell>
          <table:table-cell office:value-type="float" office:value="1.08">
            <text:p>1.08</text:p>
          </table:table-cell>
          <table:table-cell office:value-type="float" office:value="0.9">
            <text:p>0.9</text:p>
          </table:table-cell>
          <table:table-cell table:number-columns-repeated="5"/>
        </table:table-row>
        <table:table-row table:style-name="ro1">
          <table:table-cell office:value-type="string">
            <text:p>test_init/N=150</text:p>
          </table:table-cell>
          <table:table-cell office:value-type="float" office:value="1.26">
            <text:p>1.26</text:p>
          </table:table-cell>
          <table:table-cell office:value-type="float" office:value="27.79">
            <text:p>27.79</text:p>
          </table:table-cell>
          <table:table-cell office:value-type="float" office:value="15292416">
            <text:p>15292416</text:p>
          </table:table-cell>
          <table:table-cell office:value-type="float" office:value="1.6">
            <text:p>1.6</text:p>
          </table:table-cell>
          <table:table-cell office:value-type="float" office:value="0.9">
            <text:p>0.9</text:p>
          </table:table-cell>
          <table:table-cell table:number-columns-repeated="5"/>
        </table:table-row>
        <table:table-row table:style-name="ro1">
          <table:table-cell office:value-type="string">
            <text:p>test_init/N=200</text:p>
          </table:table-cell>
          <table:table-cell office:value-type="float" office:value="1.28">
            <text:p>1.28</text:p>
          </table:table-cell>
          <table:table-cell office:value-type="float" office:value="40.57">
            <text:p>40.57</text:p>
          </table:table-cell>
          <table:table-cell office:value-type="float" office:value="22071296">
            <text:p>22071296</text:p>
          </table:table-cell>
          <table:table-cell office:value-type="float" office:value="2.33">
            <text:p>2.33</text:p>
          </table:table-cell>
          <table:table-cell office:value-type="float" office:value="1.04">
            <text:p>1.04</text:p>
          </table:table-cell>
          <table:table-cell table:number-columns-repeated="5"/>
        </table:table-row>
        <table:table-row table:style-name="ro1" table:number-rows-repeated="8">
          <table:table-cell table:number-columns-repeated="11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1.23">
            <text:p>1.23</text:p>
          </table:table-cell>
          <table:table-cell table:style-name="ce2" office:value-type="float" office:value="11.48">
            <text:p>11.48</text:p>
          </table:table-cell>
          <table:table-cell table:style-name="ce2" table:formula="of:=[.D4]/(1024*1024)" office:value-type="float" office:value="6.638671875">
            <text:p>6.64</text:p>
          </table:table-cell>
          <table:table-cell table:style-name="ce2" office:value-type="float" office:value="0.66">
            <text:p>0.66</text:p>
          </table:table-cell>
          <table:table-cell table:style-name="ce2" office:value-type="float" office:value="0.89">
            <text:p>0.89</text:p>
          </table:table-cell>
          <table:table-cell table:number-columns-repeated="5"/>
        </table:table-row>
        <table:table-row table:style-name="ro1">
          <table:table-cell table:style-name="ce2" office:value-type="float" office:value="20">
            <text:p>20</text:p>
          </table:table-cell>
          <table:table-cell table:style-name="ce2" office:value-type="float" office:value="1.24">
            <text:p>1.24</text:p>
          </table:table-cell>
          <table:table-cell table:style-name="ce2" office:value-type="float" office:value="11.81">
            <text:p>11.81</text:p>
          </table:table-cell>
          <table:table-cell table:style-name="ce2" table:formula="of:=[.D5]/(1024*1024)" office:value-type="float" office:value="6.2958984375">
            <text:p>6.3</text:p>
          </table:table-cell>
          <table:table-cell table:style-name="ce2" office:value-type="float" office:value="0.68">
            <text:p>0.68</text:p>
          </table:table-cell>
          <table:table-cell table:style-name="ce2" office:value-type="float" office:value="0.9">
            <text:p>0.9</text:p>
          </table:table-cell>
          <table:table-cell table:number-columns-repeated="5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12.07">
            <text:p>12.07</text:p>
          </table:table-cell>
          <table:table-cell table:style-name="ce2" table:formula="of:=[.D6]/(1024*1024)" office:value-type="float" office:value="6.40625">
            <text:p>6.41</text:p>
          </table:table-cell>
          <table:table-cell table:style-name="ce2" office:value-type="float" office:value="0.7">
            <text:p>0.7</text:p>
          </table:table-cell>
          <table:table-cell table:style-name="ce2" office:value-type="float" office:value="0.9">
            <text:p>0.9</text:p>
          </table:table-cell>
          <table:table-cell table:number-columns-repeated="5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2" office:value-type="float" office:value="1.24">
            <text:p>1.24</text:p>
          </table:table-cell>
          <table:table-cell table:style-name="ce2" office:value-type="float" office:value="12.58">
            <text:p>12.58</text:p>
          </table:table-cell>
          <table:table-cell table:style-name="ce2" table:formula="of:=[.D7]/(1024*1024)" office:value-type="float" office:value="6.591796875">
            <text:p>6.59</text:p>
          </table:table-cell>
          <table:table-cell table:style-name="ce2" office:value-type="float" office:value="0.74">
            <text:p>0.74</text:p>
          </table:table-cell>
          <table:table-cell table:style-name="ce2" office:value-type="float" office:value="0.9">
            <text:p>0.9</text:p>
          </table:table-cell>
          <table:table-cell table:number-columns-repeated="5"/>
        </table:table-row>
        <table:table-row table:style-name="ro1">
          <table:table-cell table:style-name="ce2" office:value-type="float" office:value="50">
            <text:p>50</text:p>
          </table:table-cell>
          <table:table-cell table:style-name="ce2" office:value-type="float" office:value="1.25">
            <text:p>1.25</text:p>
          </table:table-cell>
          <table:table-cell table:style-name="ce2" office:value-type="float" office:value="13.19">
            <text:p>13.19</text:p>
          </table:table-cell>
          <table:table-cell table:style-name="ce2" table:formula="of:=[.D8]/(1024*1024)" office:value-type="float" office:value="6.8505859375">
            <text:p>6.85</text:p>
          </table:table-cell>
          <table:table-cell table:style-name="ce2" office:value-type="float" office:value="0.76">
            <text:p>0.76</text:p>
          </table:table-cell>
          <table:table-cell table:style-name="ce2" office:value-type="float" office:value="0.9">
            <text:p>0.9</text:p>
          </table:table-cell>
          <table:table-cell table:number-columns-repeated="4"/>
          <table:table-cell>
            <draw:frame table:end-cell-address="Evaluation.Q45" table:end-x="0.6307in" table:end-y="0.1083in" draw:z-index="2" draw:style-name="gr1" svg:width="5.8177in" svg:height="3.5276in" svg:x="0.1469in" svg:y="0.1228in">
              <draw:object draw:notify-on-update-of-ranges="Evaluation.A21:Evaluation.A28 Evaluation.B3:Evaluation.B3 Evaluation.B21:Evaluation.B28 Evaluation.C3:Evaluation.C3 Evaluation.C21:Evaluation.C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.26">
            <text:p>1.26</text:p>
          </table:table-cell>
          <table:table-cell office:value-type="float" office:value="18.71">
            <text:p>18.71</text:p>
          </table:table-cell>
          <table:table-cell table:style-name="ce2" table:formula="of:=[.D9]/(1024*1024)" office:value-type="float" office:value="7.18359375">
            <text:p>7.18</text:p>
          </table:table-cell>
          <table:table-cell office:value-type="float" office:value="1.08">
            <text:p>1.08</text:p>
          </table:table-cell>
          <table:table-cell office:value-type="float" office:value="0.9">
            <text:p>0.9</text:p>
          </table:table-cell>
          <table:table-cell table:number-columns-repeated="5"/>
        </table:table-row>
        <table:table-row table:style-name="ro1">
          <table:table-cell table:style-name="ce2" office:value-type="float" office:value="150">
            <text:p>150</text:p>
          </table:table-cell>
          <table:table-cell office:value-type="float" office:value="1.26">
            <text:p>1.26</text:p>
          </table:table-cell>
          <table:table-cell office:value-type="float" office:value="27.79">
            <text:p>27.79</text:p>
          </table:table-cell>
          <table:table-cell table:style-name="ce2" table:formula="of:=[.D10]/(1024*1024)" office:value-type="float" office:value="9.9580078125">
            <text:p>9.96</text:p>
          </table:table-cell>
          <table:table-cell office:value-type="float" office:value="1.6">
            <text:p>1.6</text:p>
          </table:table-cell>
          <table:table-cell office:value-type="float" office:value="0.9">
            <text:p>0.9</text:p>
          </table:table-cell>
          <table:table-cell table:number-columns-repeated="5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.28">
            <text:p>1.28</text:p>
          </table:table-cell>
          <table:table-cell office:value-type="float" office:value="40.57">
            <text:p>40.57</text:p>
          </table:table-cell>
          <table:table-cell table:style-name="ce2" table:formula="of:=[.D11]/(1024*1024)" office:value-type="float" office:value="14.583984375">
            <text:p>14.58</text:p>
          </table:table-cell>
          <table:table-cell office:value-type="float" office:value="2.33">
            <text:p>2.33</text:p>
          </table:table-cell>
          <table:table-cell office:value-type="float" office:value="1.04">
            <text:p>1.04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>
            <draw:frame table:end-cell-address="Evaluation.I54" table:end-x="0.0185in" table:end-y="0.0063in" draw:z-index="3" draw:style-name="gr1" svg:width="7.1287in" svg:height="3.7768in" svg:x="0.5524in" svg:y="0.126in">
              <draw:object draw:notify-on-update-of-ranges="Evaluation.A21:Evaluation.A28 Evaluation.E3:Evaluation.E3 Evaluation.E21:Evaluation.E28 Evaluation.F3:Evaluation.F3 Evaluation.F21:Evaluation.F2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"/>
        </table:table-row>
      </table:table>
      <table:database-ranges>
        <table:database-range table:target-range-address="Evaluation.D21:Evaluation.D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23">11/23/2009</text:date>, <text:time>17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ven Stork</meta:initial-creator>
    <meta:creation-date>2009-11-19T09:19:29</meta:creation-date>
    <meta:generator>OpenOffice.org/3.1$Unix OpenOffice.org_project/310m19$Build-9420</meta:generator>
    <dc:date>2009-11-23T17:22:27</dc:date>
    <dc:creator>Sven Stork</dc:creator>
    <meta:editing-duration>PT08H56M58S</meta:editing-duration>
    <meta:editing-cycles>26</meta:editing-cycles>
    <meta:document-statistic meta:table-count="1" meta:cell-count="10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three-dimensional="true" chart:solid-type="cylinder" chart:connect-bars="false" chart:include-hidden-cells="fals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olid-type="cylinder"/>
      <style:graphic-properties draw:stroke="none" draw:fill-color="#ffd320" dr3d:edge-rounding="5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4.118cm" svg:height="9.414cm" chart:class="chart:bar" chart:style-name="ch1">
        <chart:title svg:x="6.199cm" svg:y="0.189cm" chart:style-name="ch2">
          <text:p>Log Size</text:p>
        </chart:title>
        <chart:plot-area chart:style-name="ch3" table:cell-range-address="Evaluation.A21:Evaluation.A28 Evaluation.D21:Evaluation.D28" chart:data-source-has-labels="column" svg:x="0.362cm" svg:y="0.879cm" svg:width="13.471cm" svg:height="8.35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title svg:x="6.973cm" svg:y="8.853cm" chart:style-name="ch5">
              <text:p>N [int]</text:p>
            </chart:title>
            <chart:categories table:cell-range-address="Evaluation.A21:Evaluation.A28"/>
          </chart:axis>
          <chart:axis chart:dimension="y" chart:name="primary-y" chart:style-name="ch6">
            <chart:title svg:x="0.281cm" svg:y="5.447cm" chart:style-name="ch7">
              <text:p>Size [MB]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Evaluation.D21:Evaluation.D28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 text:id="Evaluation.A21:Evaluation.A28">10</text:p>
              </table:table-cell>
              <table:table-cell office:value-type="float" office:value="6.638671875">
                <text:p text:id="Evaluation.D21:Evaluation.D28">6.6386718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.2958984375">
                <text:p>6.29589843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0625">
                <text:p>6.40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91796875">
                <text:p>6.5917968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8505859375">
                <text:p>6.85058593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18359375">
                <text:p>7.1835937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.9580078125">
                <text:p>9.9580078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4.583984375">
                <text:p>14.5839843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4.778cm" svg:height="8.961cm" chart:class="chart:line" chart:style-name="ch1">
        <chart:title svg:x="4.518cm" svg:y="0.18cm" chart:style-name="ch2">
          <text:p>Execution Time for Pin-Tools</text:p>
        </chart:title>
        <chart:legend chart:legend-position="end" svg:x="12.325cm" svg:y="3.693cm" chart:style-name="ch3"/>
        <chart:plot-area chart:style-name="ch4" table:cell-range-address="Evaluation.A21:Evaluation.C28 Evaluation.B3:Evaluation.C3" chart:data-source-has-labels="both" svg:x="0.389cm" svg:y="0.862cm" svg:width="11.642cm" svg:height="7.763cm">
          <chart:axis chart:dimension="x" chart:name="primary-x" chart:style-name="ch5">
            <chart:title svg:x="6.086cm" svg:y="8.232cm" chart:style-name="ch6">
              <text:p>N [int]</text:p>
            </chart:title>
            <chart:categories table:cell-range-address="Evaluation.A21:Evaluation.A28"/>
          </chart:axis>
          <chart:axis chart:dimension="y" chart:name="primary-y" chart:style-name="ch5">
            <chart:title svg:x="0.296cm" svg:y="5.026cm" chart:style-name="ch7">
              <text:p>Time [s]</text:p>
            </chart:title>
            <chart:grid chart:style-name="ch8" chart:class="major"/>
          </chart:axis>
          <chart:series chart:style-name="ch9" chart:values-cell-range-address="Evaluation.B21:Evaluation.B28" chart:label-cell-address="Evaluation.B3:Evaluation.B3" chart:class="chart:line">
            <chart:data-point chart:repeated="8"/>
          </chart:series>
          <chart:series chart:style-name="ch10" chart:values-cell-range-address="Evaluation.C21:Evaluation.C28" chart:label-cell-address="Evaluation.C3:Evaluation.C3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valuation.B3:Evaluation.B3">Time tool2 
(no logging)</text:p>
              </table:table-cell>
              <table:table-cell office:value-type="string">
                <text:p text:id="Evaluation.C3:Evaluation.C3">Time tool2
(logging)</text:p>
              </table:table-cell>
            </table:table-row>
          </table:table-header-rows>
          <table:table-rows>
            <table:table-row>
              <table:table-cell office:value-type="string">
                <text:p text:id="Evaluation.A21:Evaluation.A28">10</text:p>
              </table:table-cell>
              <table:table-cell office:value-type="float" office:value="1.23">
                <text:p text:id="Evaluation.B21:Evaluation.B28">1.23</text:p>
              </table:table-cell>
              <table:table-cell office:value-type="float" office:value="11.48">
                <text:p text:id="Evaluation.C21:Evaluation.C28">11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4">
                <text:p>1.24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5">
                <text:p>1.25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4">
                <text:p>1.24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">
                <text:p>1.25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6">
                <text:p>1.26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6">
                <text:p>1.26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8">
                <text:p>1.28</text:p>
              </table:table-cell>
              <table:table-cell office:value-type="float" office:value="40.57">
                <text:p>40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terpolation="cubic-spline" chart:connect-bars="false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982cm" svg:height="0.002cm" chart:class="chart:line" chart:style-name="ch1">
        <chart:title svg:x="2.192cm" svg:y="0.001cm" chart:style-name="ch2">
          <text:p>Logging Overhead</text:p>
        </chart:title>
        <chart:legend chart:legend-position="end" svg:x="0cm" svg:y="0cm" chart:style-name="ch3"/>
        <chart:plot-area chart:style-name="ch4" table:cell-range-address="Evaluation.A21:Evaluation.C28" chart:data-source-has-labels="column" svg:x="0cm" svg:y="0cm" svg:width="-32.767cm" svg:height="-32.76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666666" dr3d:direction="(0.9 0.5 0.05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0cm" svg:y="0cm" chart:style-name="ch6">
              <text:p>N [int]</text:p>
            </chart:title>
            <chart:categories table:cell-range-address="Evaluation.A21:Evaluation.A28"/>
          </chart:axis>
          <chart:axis chart:dimension="y" chart:name="primary-y" chart:style-name="ch5">
            <chart:title svg:x="0cm" svg:y="0cm" chart:style-name="ch7">
              <text:p>Time [s]</text:p>
            </chart:title>
            <chart:grid chart:style-name="ch8" chart:class="major"/>
          </chart:axis>
          <chart:axis chart:dimension="z" chart:name="primary-z" chart:style-name="ch5"/>
          <chart:series chart:style-name="ch9" chart:values-cell-range-address="Evaluation.B21:Evaluation.B28" chart:class="chart:line">
            <chart:data-point chart:repeated="8"/>
          </chart:series>
          <chart:series chart:style-name="ch10" chart:values-cell-range-address="Evaluation.C21:Evaluation.C28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Evaluation.A21:Evaluation.A28">10</text:p>
              </table:table-cell>
              <table:table-cell office:value-type="float" office:value="1.23">
                <text:p text:id="Evaluation.B21:Evaluation.B28">1.23</text:p>
              </table:table-cell>
              <table:table-cell office:value-type="float" office:value="11.48">
                <text:p text:id="Evaluation.C21:Evaluation.C28">11.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24">
                <text:p>1.24</text:p>
              </table:table-cell>
              <table:table-cell office:value-type="float" office:value="11.81">
                <text:p>11.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25">
                <text:p>1.25</text:p>
              </table:table-cell>
              <table:table-cell office:value-type="float" office:value="12.07">
                <text:p>12.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4">
                <text:p>1.24</text:p>
              </table:table-cell>
              <table:table-cell office:value-type="float" office:value="12.58">
                <text:p>12.5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25">
                <text:p>1.25</text:p>
              </table:table-cell>
              <table:table-cell office:value-type="float" office:value="13.19">
                <text:p>13.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26">
                <text:p>1.26</text:p>
              </table:table-cell>
              <table:table-cell office:value-type="float" office:value="18.71">
                <text:p>18.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6">
                <text:p>1.26</text:p>
              </table:table-cell>
              <table:table-cell office:value-type="float" office:value="27.79">
                <text:p>27.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28">
                <text:p>1.28</text:p>
              </table:table-cell>
              <table:table-cell office:value-type="float" office:value="40.57">
                <text:p>40.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arrow-up" chart:symbol-width="0.25cm" chart:symbol-height="0.25cm"/>
      <style:graphic-properties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right" chart:symbol-width="0.25cm" chart:symbol-height="0.25cm"/>
      <style:graphic-properties svg:stroke-width="0.088cm" svg:stroke-color="#0084d1" draw:fill-color="#0084d1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8.108cm" svg:height="9.594cm" chart:class="chart:line" chart:column-mapping="0" chart:style-name="ch1">
        <chart:title svg:x="5.363cm" svg:y="0.192cm" chart:style-name="ch2">
          <text:p>Execution Time for Cache Simulators</text:p>
        </chart:title>
        <chart:legend chart:legend-position="end" svg:x="15.667cm" svg:y="4.328cm" chart:style-name="ch3"/>
        <chart:plot-area chart:style-name="ch4" table:cell-range-address="Evaluation.A21:Evaluation.A28 Evaluation.E3:Evaluation.F3 Evaluation.E21:Evaluation.F28" chart:data-source-has-labels="both" svg:x="0.523cm" svg:y="0.886cm" svg:width="14.783cm" svg:height="8.336cm">
          <chart:axis chart:dimension="x" chart:name="primary-x" chart:style-name="ch5">
            <chart:title svg:x="7.79cm" svg:y="8.841cm" chart:style-name="ch6">
              <text:p>N [int[</text:p>
            </chart:title>
            <chart:categories table:cell-range-address="Evaluation.A21:Evaluation.A28"/>
          </chart:axis>
          <chart:axis chart:dimension="y" chart:name="primary-y" chart:style-name="ch7">
            <chart:title svg:x="0.363cm" svg:y="5.337cm" chart:style-name="ch8">
              <text:p>Time [s]</text:p>
            </chart:title>
            <chart:grid chart:style-name="ch9" chart:class="major"/>
          </chart:axis>
          <chart:series chart:style-name="ch10" chart:values-cell-range-address="Evaluation.E21:Evaluation.E28" chart:label-cell-address="Evaluation.E3:Evaluation.E3" chart:class="chart:line">
            <chart:data-point chart:repeated="8"/>
          </chart:series>
          <chart:series chart:style-name="ch11" chart:values-cell-range-address="Evaluation.F21:Evaluation.F28" chart:label-cell-address="Evaluation.F3:Evaluation.F3" chart:class="chart:line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Evaluation.E3:Evaluation.E3">scs_replay</text:p>
              </table:table-cell>
              <table:table-cell office:value-type="string">
                <text:p text:id="Evaluation.F3:Evaluation.F3">scs_pin</text:p>
              </table:table-cell>
            </table:table-row>
          </table:table-header-rows>
          <table:table-rows>
            <table:table-row>
              <table:table-cell office:value-type="string">
                <text:p text:id="Evaluation.A21:Evaluation.A28">10</text:p>
              </table:table-cell>
              <table:table-cell office:value-type="float" office:value="0.66">
                <text:p text:id="Evaluation.E21:Evaluation.E28">0.66</text:p>
              </table:table-cell>
              <table:table-cell office:value-type="float" office:value="0.89">
                <text:p text:id="Evaluation.F21:Evaluation.F28">0.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8">
                <text:p>0.6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4">
                <text:p>0.7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6">
                <text:p>0.7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08">
                <text:p>1.08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6">
                <text:p>1.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.33">
                <text:p>2.33</text:p>
              </table:table-cell>
              <table:table-cell office:value-type="float" office:value="1.04">
                <text:p>1.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